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line-height="100%" fo:background-color="#dee2e6">
        <style:background-image/>
      </style:paragraph-properties>
      <style:text-properties fo:color="#272c33" style:font-name="Arial1" fo:font-size="8.5pt" style:font-name-asian="Times New Roman1" style:font-size-asian="8.5pt" style:font-name-complex="Arial2" style:font-size-complex="8.5pt"/>
    </style:style>
    <style:style style:name="P4" style:family="paragraph" style:parent-style-name="Standard">
      <style:paragraph-properties fo:margin-top="0in" fo:margin-bottom="0in" fo:line-height="100%" fo:background-color="#dee2e6">
        <style:background-image/>
      </style:paragraph-properties>
    </style:style>
    <style:style style:name="P5" style:family="paragraph" style:parent-style-name="Standard">
      <style:paragraph-properties fo:margin-top="0in" fo:margin-bottom="0in" fo:line-height="100%" fo:background-color="#dee2e6">
        <style:background-image/>
      </style:paragraph-properties>
    </style:style>
    <style:style style:name="P6" style:family="paragraph" style:parent-style-name="Standard">
      <style:paragraph-properties fo:margin-top="0in" fo:margin-bottom="0in" fo:line-height="100%" fo:background-color="#d1ecf1">
        <style:background-image/>
      </style:paragraph-properties>
    </style:style>
    <style:style style:name="P7" style:family="paragraph" style:parent-style-name="Standard">
      <style:paragraph-properties fo:line-height="100%" fo:background-color="#d1ecf1">
        <style:background-image/>
      </style:paragraph-properties>
    </style:style>
    <style:style style:name="P8" style:family="paragraph" style:parent-style-name="Standard">
      <style:paragraph-properties fo:margin-top="0in" fo:margin-bottom="0.0693in" fo:line-height="100%" fo:background-color="#d1ecf1">
        <style:background-image/>
      </style:paragraph-properties>
    </style:style>
    <style:style style:name="P9" style:family="paragraph" style:parent-style-name="Standard">
      <style:paragraph-properties fo:margin-left="0in" fo:margin-right="0in" fo:margin-top="0in" fo:margin-bottom="0in" fo:line-height="100%" fo:text-indent="-0.2602in" style:auto-text-indent="false" fo:background-color="#d1ecf1">
        <style:background-image/>
      </style:paragraph-properties>
    </style:style>
    <style:style style:name="P10" style:family="paragraph" style:parent-style-name="Standard">
      <style:paragraph-properties fo:margin-left="0in" fo:margin-right="0in" fo:margin-top="0in" fo:margin-bottom="0in" fo:line-height="100%" fo:text-indent="-0.2602in" style:auto-text-indent="false" fo:background-color="#d1ecf1">
        <style:background-image/>
      </style:paragraph-properties>
      <style:text-properties fo:background-color="#ffff00"/>
    </style:style>
    <style:style style:name="P11" style:family="paragraph" style:parent-style-name="Standard">
      <style:paragraph-properties fo:margin-left="0in" fo:margin-right="0in" fo:margin-top="0in" fo:margin-bottom="0.05in" fo:line-height="100%" fo:text-indent="-0.2602in" style:auto-text-indent="false" fo:background-color="#d1ecf1">
        <style:background-image/>
      </style:paragraph-properties>
    </style:style>
    <style:style style:name="P12" style:family="paragraph" style:parent-style-name="Standard">
      <style:paragraph-properties fo:margin-top="0in" fo:margin-bottom="0.05in" fo:line-height="100%" fo:background-color="#d1ecf1">
        <style:background-image/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color="#272c33" style:font-name="inherit" fo:font-size="15pt" style:font-name-asian="Times New Roman1" style:font-size-asian="15pt" style:font-name-complex="Arial2" style:font-size-complex="15pt"/>
    </style:style>
    <style:style style:name="T3" style:family="text">
      <style:text-properties fo:color="#272c33" style:font-name="inherit" fo:font-size="22.5pt" fo:font-weight="bold" style:font-name-asian="Times New Roman1" style:font-size-asian="22.5pt" style:font-weight-asian="bold" style:font-name-complex="Arial2" style:font-size-complex="22.5pt" style:font-weight-complex="bold"/>
    </style:style>
    <style:style style:name="T4" style:family="text">
      <style:text-properties fo:color="#272c33" style:font-name="Arial1" fo:font-size="8.5pt" style:font-name-asian="Times New Roman1" style:font-size-asian="8.5pt" style:font-name-complex="Arial2" style:font-size-complex="8.5pt"/>
    </style:style>
    <style:style style:name="T5" style:family="text">
      <style:text-properties fo:color="#0c5460" style:font-name="inherit" fo:font-size="13.5pt" style:font-name-asian="Times New Roman1" style:font-size-asian="13.5pt" style:font-name-complex="Arial2" style:font-size-complex="13.5pt"/>
    </style:style>
    <style:style style:name="T6" style:family="text">
      <style:text-properties fo:color="#0c5460" style:font-name="Arial1" fo:font-size="10.5pt" style:font-name-asian="Times New Roman1" style:font-size-asian="10.5pt" style:font-name-complex="Arial2" style:font-size-complex="10.5pt"/>
    </style:style>
    <style:style style:name="T7" style:family="text">
      <style:text-properties fo:color="#0c5460" style:font-name="Arial1" fo:font-size="10.5pt" fo:background-color="#ffff00" style:font-name-asian="Times New Roman1" style:font-size-asian="10.5pt" style:font-name-complex="Arial2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Microservices MCQS</text:span></text:p>
      <text:p text:style-name="P2"/>
      <text:h text:style-name="P4" text:outline-level="3"><text:span text:style-name="T2">Question </text:span><text:span text:style-name="T3">1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Ecommerce companies has setup a customer-feedback microservice to get the feedback from customer. This feedback response is going to send and be utilized by feedback-analysis microservice and feedback backup service asynchronously without identifying the sender. Which messaging can fit into this scenario?</text:span></text:p>
      <text:p text:style-name="P6"><text:span text:style-name="T6">Select one:</text:span></text:p>
      <text:p text:style-name="P9"><text:span text:style-name="T6">Point to Point Messaging</text:span></text:p>
      <text:p text:style-name="P9"><text:span text:style-name="T6">All of the listed options</text:span></text:p>
      <text:p text:style-name="P9"><text:span text:style-name="T6">event-driven messaging</text:span></text:p>
      <text:p text:style-name="P11"><text:span text:style-name="T6">Publisher and Subscriber </text:span></text:p>
      <text:h text:style-name="P4" text:outline-level="3"><text:span text:style-name="T2">Question </text:span><text:span text:style-name="T3">2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An XYZ bank is having a customer microservice which is accessing data from MySQL database to list all the customer. How many containers do we need to create to dockerize them?</text:span></text:p>
      <text:p text:style-name="P6"><text:span text:style-name="T6">Select one:</text:span></text:p>
      <text:p text:style-name="P9"><text:span text:style-name="T6">1</text:span></text:p>
      <text:p text:style-name="P9"><text:span text:style-name="T6">3</text:span></text:p>
      <text:p text:style-name="P9"><text:span text:style-name="T6">4</text:span></text:p>
      <text:p text:style-name="P11"><text:span text:style-name="T6">2 </text:span></text:p>
      <text:h text:style-name="P4" text:outline-level="3"><text:span text:style-name="T2">Question </text:span><text:span text:style-name="T3">3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Amit wants to register student-service on Eureka Server.</text:span></text:p>
      <text:p text:style-name="P6"><text:span text:style-name="T6">Select one:</text:span></text:p>
      <text:p text:style-name="P9"><text:span text:style-name="T6">None of the listed options</text:span></text:p>
      <text:p text:style-name="P9"><text:span text:style-name="T6">spring.microservice.application.name= student-service</text:span></text:p>
      <text:p text:style-name="P9"><text:span text:style-name="T6">spring.service.name= student-service</text:span></text:p>
      <text:p text:style-name="P11"><text:span text:style-name="T6">spring.application.name= student-service </text:span></text:p>
      <text:h text:style-name="P4" text:outline-level="3"><text:span text:style-name="T2">Question </text:span><text:span text:style-name="T3">4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oft-page-break/><text:span text:style-name="T6">Resilience4j is the open source library that provides fault tolerance functionality similar to Hysterix</text:span></text:p>
      <text:p text:style-name="P6"><text:span text:style-name="T6">Select one:</text:span></text:p>
      <text:p text:style-name="P6"><text:span text:style-name="T6">True </text:span></text:p>
      <text:p text:style-name="P12"><text:span text:style-name="T6">False</text:span></text:p>
      <text:h text:style-name="P4" text:outline-level="3"><text:span text:style-name="T2">Question </text:span><text:span text:style-name="T3">5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Which of the following elements are used to build a routing rule in Spring Cloud Gateway?</text:span></text:p>
      <text:p text:style-name="P6"><text:span text:style-name="T6">Select one:</text:span></text:p>
      <text:p text:style-name="P9"><text:span text:style-name="T6">Predicates</text:span></text:p>
      <text:p text:style-name="P9"><text:span text:style-name="T7">All of the listed options</text:span><text:span text:style-name="T6"> </text:span></text:p>
      <text:p text:style-name="P9"><text:span text:style-name="T6">the destination URI</text:span></text:p>
      <text:p text:style-name="P11"><text:span text:style-name="T6">Filters</text:span></text:p>
      <text:h text:style-name="P4" text:outline-level="3"><text:span text:style-name="T2">Question </text:span><text:span text:style-name="T3">6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Which of following tool is used for defining and running multi-container Docker applications?</text:span></text:p>
      <text:p text:style-name="P6"><text:span text:style-name="T6">Select one:</text:span></text:p>
      <text:p text:style-name="P9"><text:span text:style-name="T6">Docker File</text:span></text:p>
      <text:p text:style-name="P10"><text:span text:style-name="T6">Docker Compose </text:span></text:p>
      <text:p text:style-name="P9"><text:span text:style-name="T6">All of the listed options</text:span></text:p>
      <text:p text:style-name="P11"><text:span text:style-name="T6">Docker Configuration</text:span></text:p>
      <text:h text:style-name="P4" text:outline-level="3"><text:span text:style-name="T2">Question </text:span><text:span text:style-name="T3">7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Nancy is working on microservices architecture and she wants to regsiter her microservice to Eureka server so, she annotated the microservice with @EnableEurekaServer but it is not recognized by Eclipse IDE. Which of the following options would you choose to help her resolve this?</text:span></text:p>
      <text:p text:style-name="P6"><text:span text:style-name="T6">Select one:</text:span></text:p>
      <text:p text:style-name="P9"><text:span text:style-name="T6">None of the listed options</text:span></text:p>
      <text:p text:style-name="P9"><text:span text:style-name="T6">She needs to add "spring-cloud-starter" dependency</text:span></text:p>
      <text:p text:style-name="P9"><text:span text:style-name="T6">It will work only on STS IDE</text:span></text:p>
      <text:p text:style-name="P11"><text:span text:style-name="T6">She needs to add "spring-cloud-starter-netflix-eureka-server" dependency </text:span></text:p>
      <text:h text:style-name="P4" text:outline-level="3"><text:span text:style-name="T2">Question </text:span><text:span text:style-name="T3">8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oft-page-break/><text:span text:style-name="T6">Which of the following are the states of a circuit breaker?</text:span></text:p>
      <text:p text:style-name="P6"><text:span text:style-name="T6">Select one:</text:span></text:p>
      <text:p text:style-name="P10"><text:span text:style-name="T6">All of the listed options </text:span></text:p>
      <text:p text:style-name="P9"><text:span text:style-name="T6">Open</text:span></text:p>
      <text:p text:style-name="P9"><text:span text:style-name="T6">Closed</text:span></text:p>
      <text:p text:style-name="P11"><text:span text:style-name="T6">Half-Open</text:span></text:p>
      <text:h text:style-name="P4" text:outline-level="3"><text:span text:style-name="T2">Question </text:span><text:span text:style-name="T3">9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Which property is used to sets the threshold limit before it goes to the open state.</text:span></text:p>
      <text:p text:style-name="P6"><text:span text:style-name="T6">Select one:</text:span></text:p>
      <text:p text:style-name="P9"><text:span text:style-name="T6">waitDurationInOpenState</text:span></text:p>
      <text:p text:style-name="P9"><text:span text:style-name="T6">failureRateThreshold </text:span></text:p>
      <text:p text:style-name="P9"><text:span text:style-name="T6">recordExceptions</text:span></text:p>
      <text:p text:style-name="P11"><text:span text:style-name="T6">None of the listed options</text:span></text:p>
      <text:h text:style-name="P4" text:outline-level="3"><text:span text:style-name="T2">Question </text:span><text:span text:style-name="T3">10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Which of the following is required to turn a Spring Boot application created with Spring Initializr into a fully fledged Netflix Eureka Server?</text:span></text:p>
      <text:p text:style-name="P6"><text:span text:style-name="T6">Select one:</text:span></text:p>
      <text:p text:style-name="P9"><text:span text:style-name="T6">All of the listed options </text:span></text:p>
      <text:p text:style-name="P9"><text:span text:style-name="T6">Add the @EnableEurekaServer annotation to the application class</text:span></text:p>
      <text:p text:style-name="P9"><text:span text:style-name="T6">Add configuration depending on how you want to use the Eureka server</text:span></text:p>
      <text:p text:style-name="P11"><text:span text:style-name="T6">Add a build dependency spring-cloud-starter-netflix-eurekaserver in the build file</text:span></text:p>
      <text:h text:style-name="P4" text:outline-level="3"><text:span text:style-name="T2">Question </text:span><text:span text:style-name="T3">11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Nancy is running multiple microservices on multiple containers. How can Nancy allow them to communicate with each other?</text:span></text:p>
      <text:p text:style-name="P6"><text:span text:style-name="T6">Select one:</text:span></text:p>
      <text:p text:style-name="P9"><text:span text:style-name="T6">She can create a network to let containers communicate with each other. </text:span></text:p>
      <text:p text:style-name="P9"><text:span text:style-name="T6">She can create a link to let containers communicate with each other.</text:span></text:p>
      <text:p text:style-name="P9"><text:span text:style-name="T6">Nothing is required; containers can communicate directly with each other.</text:span></text:p>
      <text:p text:style-name="P11"><text:span text:style-name="T6">She can create a docker compose file to let containers communicate with each other.</text:span></text:p>
      <text:h text:style-name="P4" text:outline-level="3"><text:span text:style-name="T2">Question </text:span><text:span text:style-name="T3">12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oft-page-break/><text:span text:style-name="T5">Question text</text:span></text:h>
      <text:p text:style-name="P7"><text:span text:style-name="T6">In docker, Martin has multiple containers running and out of these, Martin wishes to access one of them. How Martin will access a running container?</text:span></text:p>
      <text:p text:style-name="P6"><text:span text:style-name="T6">Select one:</text:span></text:p>
      <text:p text:style-name="P9"><text:span text:style-name="T6">docker exec -it &lt;container id&gt; bash </text:span></text:p>
      <text:p text:style-name="P9"><text:span text:style-name="T6">docker compose &lt;container id&gt; bash</text:span></text:p>
      <text:p text:style-name="P9"><text:span text:style-name="T6">None of the listed options</text:span></text:p>
      <text:p text:style-name="P11"><text:span text:style-name="T6">docker run -it &lt;container id&gt; bash</text:span></text:p>
      <text:h text:style-name="P4" text:outline-level="3"><text:span text:style-name="T2">Question </text:span><text:span text:style-name="T3">13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Which Propert is use to define "how much time the circuit breaker will be in Open state before it goes to Half-Open state"</text:span></text:p>
      <text:p text:style-name="P6"><text:span text:style-name="T6">Select one:</text:span></text:p>
      <text:p text:style-name="P9"><text:span text:style-name="T6">None of the listed options</text:span></text:p>
      <text:p text:style-name="P9"><text:span text:style-name="T6">failureRateThreshold</text:span></text:p>
      <text:p text:style-name="P9"><text:span text:style-name="T7">waitDurationInOpenState</text:span><text:span text:style-name="T6"> </text:span></text:p>
      <text:p text:style-name="P11"><text:span text:style-name="T6">recordExceptions</text:span></text:p>
      <text:h text:style-name="P4" text:outline-level="3"><text:span text:style-name="T2">Question </text:span><text:span text:style-name="T3">14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Martin wants to setup an inter container communication of mysql and a microservice. Which of the following is valid step to create?</text:span></text:p>
      <text:p text:style-name="P6"><text:span text:style-name="T6">Select one:</text:span></text:p>
      <text:p text:style-name="P9"><text:span text:style-name="T6">1. Create a microservice</text:span></text:p>
      <text:p text:style-name="P9"><text:span text:style-name="T6">1. Create a microservice</text:span></text:p>
      <text:p text:style-name="P9"><text:span text:style-name="T6">All of the listed options</text:span></text:p>
      <text:p text:style-name="P11"><text:span text:style-name="T6">1. Pull the image of mysql and create  a mysql container with service name. </text:span></text:p>
      <text:h text:style-name="P4" text:outline-level="3"><text:span text:style-name="T2">Question </text:span><text:span text:style-name="T3">15</text:span></text:h>
      <text:p text:style-name="P4"><text:span text:style-name="T4">Correct</text:span></text:p>
      <text:p text:style-name="P4"><text:span text:style-name="T4">Mark 1.00 out of 1.00</text:span></text:p>
      <text:p text:style-name="P3"/>
      <text:h text:style-name="P8" text:outline-level="4"><text:span text:style-name="T5">Question text</text:span></text:h>
      <text:p text:style-name="P7"><text:span text:style-name="T6">What will happen if some microservices fail or any exception is thrown by some services? Then, this exception is propagated to upstream services and finally comes to the end-user. Which of the following pattern prevents failure cascading and gives a default behavior when services fail?</text:span></text:p>
      <text:p text:style-name="P6"><text:span text:style-name="T6">Select one:</text:span></text:p>
      <text:p text:style-name="P9"><text:span text:style-name="T6">Circuit Breaker </text:span></text:p>
      <text:p text:style-name="P9"><text:span text:style-name="T6">Service Discovery</text:span></text:p>
      <text:p text:style-name="P9"><text:span text:style-name="T6">Api gateway</text:span></text:p>
      <text:p text:style-name="P11"><text:span text:style-name="T6">None of the listed option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693in" fo:margin-bottom="0.0693in" fo:line-height="100%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693in" fo:margin-bottom="0.0693in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qno" style:family="text" style:parent-style-name="Default_20_Paragraph_20_Font"/>
    <style:style style:name="answer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p</meta:initial-creator>
    <dc:creator>shivappa talur</dc:creator>
    <meta:editing-cycles>1</meta:editing-cycles>
    <meta:creation-date>2022-04-13T06:07:00</meta:creation-date>
    <dc:date>2022-04-19T09:46:56.12</dc:date>
    <meta:editing-duration>PT5S</meta:editing-duration>
    <meta:generator>OpenOffice/4.1.11$Win32 OpenOffice.org_project/4111m1$Build-9808</meta:generator>
    <meta:document-statistic meta:table-count="0" meta:image-count="0" meta:object-count="0" meta:page-count="4" meta:paragraph-count="149" meta:word-count="775" meta:character-count="48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